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7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otAnswered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3"/>
        </table:table-row>
        <table:table-row table:style-name="ro1">
          <table:table-cell office:value-type="string">
            <text:p>Morethan45</text:p>
          </table:table-cell>
          <table:table-cell office:value-type="string">
            <text:p>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e than one</text:p>
          </table:table-cell>
          <table:table-cell office:value-type="string">
            <text:p>I do not count</text:p>
          </table:table-cell>
          <table:table-cell table:style-name="ce1" office:value-type="string">
            <text:p>At least one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otAnswered</text:p>
          </table:table-cell>
          <table:table-cell table:style-name="ce1" office:value-type="string">
            <text:p>The length of a story dose not matter to me </text:p>
          </table:table-cell>
          <table:table-cell table:style-name="ce1" office:value-type="string">
            <text:p>Long ones </text:p>
          </table:table-cell>
          <table:table-cell table:style-name="ce1" office:value-type="string">
            <text:p>short ones </text:p>
          </table:table-cell>
          <table:table-cell table:number-columns-repeated="2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office:value-type="string">
            <text:p>No/ItwaschallengingbutIenjoyedit</text:p>
          </table:table-cell>
          <table:table-cell office:value-type="string">
            <text:p>Yes/Itwasinconvenient</text:p>
          </table:table-cell>
          <table:table-cell table:number-columns-repeated="3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3">
          <table:table-cell office:value-type="string">
            <text:p>NotAnswered</text:p>
          </table:table-cell>
          <table:table-cell table:style-name="ce1" office:value-type="string">
            <text:p>Itmadestorycomplicatedanddifficulttofollowbutmoreinteresting </text:p>
          </table:table-cell>
          <table:table-cell table:style-name="ce1" office:value-type="string">
            <text:p>Somegrammarcorrectionneeded </text:p>
          </table:table-cell>
          <table:table-cell table:style-name="ce1" office:value-type="string">
            <text:p>Itmadestorycomplicatedanddifficulttofollow </text:p>
          </table:table-cell>
          <table:table-cell table:number-columns-repeated="2"/>
        </table:table-row>
        <table:table-row table:style-name="ro2">
          <table:table-cell office:value-type="string">
            <text:p>NotAnswered</text:p>
          </table:table-cell>
          <table:table-cell office:value-type="string">
            <text:p>Murdered/ HeavyRain</text:p>
          </table:table-cell>
          <table:table-cell table:style-name="ce1" office:value-type="string">
            <text:p>HisLastBow/TheCaseofSilverEarrin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8/14/2018</text:date>, <text:time>16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S</meta:editing-duration>
    <meta:editing-cycles>3</meta:editing-cycles>
    <meta:generator>OpenOffice/4.1.5$Win32 OpenOffice.org_project/415m1$Build-9789</meta:generator>
    <dc:date>2018-08-14T16:00:22.09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